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 / LABS</text:p>
          </draw:text-box>
        </draw:frame>
        <draw:frame draw:style-name="TransBox" svg:width="31.8700cm" svg:height="5.5000cm" svg:x="1.0000cm" svg:y="2.3000cm">
          <draw:text-box>
            <text:p text:style-name="PTitleMain">Lab: Fix a SELinux Label Issue</text:p>
          </draw:text-box>
        </draw:frame>
        <draw:frame draw:style-name="TransBox" svg:width="31.8700cm" svg:height="3.5000cm" svg:x="1.0000cm" svg:y="8.8000cm">
          <draw:text-box>
            <text:p text:style-name="PBody">Track: RHCSA Estimated time: 30 minutes Topology: Single VM Steps</text:p>
          </draw:text-box>
        </draw:frame>
        <draw:frame draw:style-name="TransBox" svg:width="31.8700cm" svg:height="1.0000cm" svg:x="1.0000cm" svg:y="17.8000cm">
          <draw:text-box>
            <text:p text:style-name="PFooter">03-rhcsa/labs/04-selinux-label-fix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erequisites</text:p>
            <text:p text:style-name="PBullet">▶  Success criteria</text:p>
            <text:p text:style-name="PBullet">▶  Steps</text:p>
            <text:p text:style-name="PBullet">▶  Cleanup</text:p>
            <text:p text:style-name="PBullet">▶  Common failures</text:p>
            <text:p text:style-name="PBullet">▶  Why this matters in productio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Completed SELinux Fundamentals and SELinux Troubleshooting</text:p>
            <text:p text:style-name="PBullet">• httpd installed: sudo dnf install -y httpd</text:p>
            <text:p text:style-name="PBullet">• SELinux tools: sudo dnf install -y policycoreutils-python-utils</text:p>
            <text:p text:style-name="PBullet">• VM snapshot take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httpd serves content from /var/www/html/ correctly</text:p>
            <text:p text:style-name="PBullet">• httpd serves content from a custom path /srv/webroot/ after correct SELinux fix</text:p>
            <text:p text:style-name="PBullet">• The fix uses semanage fcontext + restorecon (not setenforce 0, not chmod 777)</text:p>
            <text:p text:style-name="PBullet">• AVC denials are visible in audit log before the fix and absent after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CodeBox" svg:width="31.8700cm" svg:height="13.5500cm" svg:x="1.0000cm" svg:y="4.0000cm">
          <draw:text-box>
            <text:p text:style-name="PCode">sudo systemctl disable --now httpd
sudo firewall-cmd --permanent --remove-service=http
sudo firewall-cmd --permanent --remove-port=8080/tcp
sudo firewall-cmd --reload
sudo semanage port -d -t http_port_t -p tcp 8080 2&gt;/dev/null || true
sudo semanage fcontext -d "/srv/webroot(/.*)?" 2&gt;/dev/null || true
sudo rm -rf /srv/webroot
sudo rm -f /etc/httpd/conf.d/custom.conf
sudo systemctl daemon-reloa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httpd won't start: Port 8080 not in SELinux policy</text:p>
            <text:p text:style-name="PBullet">• Still 403 after restorecon: semanage fcontext not applied first</text:p>
            <text:p text:style-name="PBullet">• AVC denials still showing: Cached denials in audit log</text:p>
            <text:p text:style-name="PBullet">• semanage: command not found: Package missing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SELinux label problems are the single most common SELinux issue admins</text:p>
            <text:p text:style-name="PBullet">• encounter. Whenever content is placed in a non-default path (custom app dirs,</text:p>
            <text:p text:style-name="PBullet">• mounted volumes, symlinks), the context must be explicitly defined. The correct</text:p>
            <text:p text:style-name="PBullet">• workflow is always: semanage fcontext -a → restorecon -Rv — never</text:p>
            <text:p text:style-name="PBullet">• setenforce 0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: Fix a SELinux Label Issue</text:p>
          </draw:text-box>
        </draw:frame>
        <draw:frame draw:style-name="TransBox" svg:width="31.8700cm" svg:height="13.5500cm" svg:x="1.0000cm" svg:y="4.0000cm">
          <draw:text-box>
            <text:p text:style-name="PBullet">✓  Prerequisites: Completed SELinux Fundamentals and SELinux Troubleshooting</text:p>
            <text:p text:style-name="PBullet">✓  Success criteria: httpd serves content from /var/www/html/ correctly</text:p>
            <text:p text:style-name="PBullet">✓  Cleanup</text:p>
            <text:p text:style-name="PBullet">✓  Common failures: Symptom: Likely cause</text:p>
            <text:p text:style-name="PBullet">✓  Why this matters in production: SELinux label problems are the single most common SELinux issue admin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